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603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1">
      <style:table-cell-properties style:text-align-source="fix" style:repeat-content="false" fo:background-color="transparent"/>
      <style:paragraph-properties fo:text-align="end" fo:margin-left="0in"/>
    </style:style>
    <style:style style:name="ce3" style:family="table-cell" style:parent-style-name="Default" style:data-style-name="N121">
      <style:table-cell-properties fo:background-color="#999999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fo:background-color="#eeeeee"/>
    </style:style>
    <style:style style:name="ce11" style:family="table-cell" style:parent-style-name="Default" style:data-style-name="N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eeeeee"/>
    </style:style>
    <style:style style:name="ce15" style:family="table-cell" style:parent-style-name="Default" style:data-style-name="N1">
      <style:table-cell-properties fo:background-color="#eeeeee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fo:background-color="#999999" style:text-align-source="fix" style:repeat-content="false" fo:border="none"/>
      <style:paragraph-properties fo:text-align="center" fo:margin-left="0in"/>
    </style:style>
    <style:style style:name="ce28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</style:style>
    <style:style style:name="ce29" style:family="table-cell" style:parent-style-name="Default" style:data-style-name="N121">
      <style:table-cell-properties fo:background-color="#eeeeee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121"/>
    <style:style style:name="ce33" style:family="table-cell" style:parent-style-name="Default" style:data-style-name="N11">
      <style:table-cell-properties fo:background-color="transparent"/>
    </style:style>
    <style:style style:name="ce35" style:family="table-cell" style:parent-style-name="Default" style:data-style-name="N1">
      <style:table-cell-properties fo:background-color="#999999" style:text-align-source="fix" style:repeat-content="false" fo:border="none"/>
      <style:paragraph-properties fo:text-align="center" fo:margin-left="0in"/>
    </style:style>
    <style:style style:name="ce37" style:family="table-cell" style:parent-style-name="Default" style:data-style-name="N123">
      <style:table-cell-properties fo:background-color="#eeeeee"/>
    </style:style>
    <style:style style:name="ce39" style:family="table-cell" style:parent-style-name="Default" style:data-style-name="N123"/>
    <style:style style:name="ce40" style:family="table-cell" style:parent-style-name="Default" style:data-style-name="N1"/>
    <style:style style:name="ce42" style:family="table-cell" style:parent-style-name="Default" style:data-style-name="N123">
      <style:table-cell-properties fo:background-color="#eeeeee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transparent"/>
    </style:style>
    <style:style style:name="ce46" style:family="table-cell" style:parent-style-name="Default" style:data-style-name="N123">
      <style:table-cell-properties fo:background-color="#eeeeee"/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44" style:family="table-cell" style:parent-style-name="Default" style:data-style-name="N121"/>
    <style:style style:name="ce51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2543in" svg:height="5.6992in" svg:x="1.2748in" svg:y="0.2512in">
            <draw:object draw:notify-on-update-of-ranges="Sheet1.A46:Sheet1.A46 Sheet1.C46:Sheet1.N46 Sheet1.A49:Sheet1.A49 Sheet1.C49:Sheet1.N49 Sheet1.A52:Sheet1.A52 Sheet1.C52:Sheet1.N52 Sheet1.A55:Sheet1.A55 Sheet1.C55:Sheet1.N5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number-columns-repeated="1006" table:default-cell-style-name="Default"/>
        <table:table-column table:style-name="co7" table:number-columns-repeated="4" table:default-cell-style-name="Default"/>
        <table:table-row table:style-name="ro1" table:number-rows-repeated="11">
          <table:table-cell table:style-name="Default"/>
          <table:table-cell table:number-columns-repeated="13"/>
          <table:table-cell table:style-name="ce2" table:number-columns-repeated="1006"/>
          <table:table-cell table:number-columns-repeated="4"/>
        </table:table-row>
        <table:table-row table:style-name="ro1" table:number-rows-repeated="21">
          <table:table-cell table:style-name="Default"/>
          <table:table-cell table:number-columns-repeated="13"/>
          <table:table-cell table:style-name="ce44" table:number-columns-repeated="1006"/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3"/>
          <table:table-cell table:style-name="ce24" office:value-type="string" calcext:value-type="string">
            <text:p>day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.C37]+1" office:value-type="float" office:value="2" calcext:value-type="float">
            <text:p>2</text:p>
          </table:table-cell>
          <table:table-cell table:style-name="ce35" table:formula="of:=[.D37]+1" office:value-type="float" office:value="3" calcext:value-type="float">
            <text:p>3</text:p>
          </table:table-cell>
          <table:table-cell table:style-name="ce35" table:formula="of:=[.E37]+1" office:value-type="float" office:value="4" calcext:value-type="float">
            <text:p>4</text:p>
          </table:table-cell>
          <table:table-cell table:style-name="ce35" table:formula="of:=[.F37]+1" office:value-type="float" office:value="5" calcext:value-type="float">
            <text:p>5</text:p>
          </table:table-cell>
          <table:table-cell table:style-name="ce35" table:formula="of:=[.G37]+1" office:value-type="float" office:value="6" calcext:value-type="float">
            <text:p>6</text:p>
          </table:table-cell>
          <table:table-cell table:style-name="ce35" table:formula="of:=[.H37]+1" office:value-type="float" office:value="7" calcext:value-type="float">
            <text:p>7</text:p>
          </table:table-cell>
          <table:table-cell table:style-name="ce35" table:formula="of:=[.I37]+1" office:value-type="float" office:value="8" calcext:value-type="float">
            <text:p>8</text:p>
          </table:table-cell>
          <table:table-cell table:style-name="ce35" table:formula="of:=[.J37]+1" office:value-type="float" office:value="9" calcext:value-type="float">
            <text:p>9</text:p>
          </table:table-cell>
          <table:table-cell table:style-name="ce35" table:formula="of:=[.K37]+1" office:value-type="float" office:value="10" calcext:value-type="float">
            <text:p>10</text:p>
          </table:table-cell>
          <table:table-cell table:style-name="ce35" table:formula="of:=[.L37]+1" office:value-type="float" office:value="11" calcext:value-type="float">
            <text:p>11</text:p>
          </table:table-cell>
          <table:table-cell table:style-name="ce35" table:formula="of:=[.M37]+1" office:value-type="float" office:value="12" calcext:value-type="float">
            <text:p>12</text:p>
          </table:table-cell>
          <table:table-cell table:style-name="ce53" table:number-columns-repeated="1010"/>
        </table:table-row>
        <table:table-row table:style-name="ro1" table:number-rows-repeated="2">
          <table:table-cell table:style-name="ce1"/>
          <table:table-cell table:style-name="ce21"/>
          <table:table-cell table:style-name="ce33" table:number-columns-repeated="3"/>
          <table:table-cell table:style-name="ce43" table:number-columns-repeated="9"/>
          <table:table-cell table:style-name="ce51" table:number-columns-repeated="1010"/>
        </table:table-row>
        <table:table-row table:style-name="ro1">
          <table:table-cell table:style-name="ce6" office:value-type="string" calcext:value-type="string" table:number-columns-spanned="13" table:number-rows-spanned="1">
            <text:p>emerges per day wrt dependency overhead (amount of packages before an emerge does not calculated additional deps)</text:p>
          </table:table-cell>
          <table:covered-table-cell table:number-columns-repeated="12" table:style-name="ce6" office:value-type="string" calcext:value-type="string">
            <text:p>emerges per day wrt dependency overhead (amount of packages before an emerge does not calculated additional deps)</text:p>
          </table:covered-table-cell>
          <table:table-cell table:style-name="ce6"/>
          <table:table-cell table:style-name="ce51" table:number-columns-repeated="1010"/>
        </table:table-row>
        <table:table-row table:style-name="ro1">
          <table:table-cell table:style-name="ce10" table:formula="of:=AVERAGE([.C41:.M41])" office:value-type="string" office:string-value="" calcext:value-type="error">
            <text:p>#DIV/0!</text:p>
          </table:table-cell>
          <table:table-cell table:style-name="ce28" office:value-type="string" calcext:value-type="string">
            <text:p>avg emerges</text:p>
          </table:table-cell>
          <table:table-cell table:style-name="ce37" table:formula="of:=AVERAGEIF([.C59:.C92];&quot;&gt;0&quot;)" office:value-type="float" office:value="1306.33333333333" calcext:value-type="float">
            <text:p>1306.3</text:p>
          </table:table-cell>
          <table:table-cell table:style-name="ce37" table:formula="of:=AVERAGEIF([.D59:.D92];&quot;&gt;0&quot;)" office:value-type="float" office:value="1322.36363636364" calcext:value-type="float">
            <text:p>1322.4</text:p>
          </table:table-cell>
          <table:table-cell table:style-name="ce37" table:formula="of:=AVERAGEIF([.E59:.E92];&quot;&gt;0&quot;)" office:value-type="float" office:value="1065.9" calcext:value-type="float">
            <text:p>1065.9</text:p>
          </table:table-cell>
          <table:table-cell table:style-name="ce37" table:formula="of:=AVERAGEIF([.F59:.F92];&quot;&gt;0&quot;)" office:value-type="float" office:value="778.75" calcext:value-type="float">
            <text:p>778.8</text:p>
          </table:table-cell>
          <table:table-cell table:style-name="ce37" table:formula="of:=AVERAGEIF([.G59:.G92];&quot;&gt;0&quot;)" office:value-type="float" office:value="572.833333333333" calcext:value-type="float">
            <text:p>572.8</text:p>
          </table:table-cell>
          <table:table-cell table:style-name="ce37" table:formula="of:=AVERAGEIF([.H59:.H92];&quot;&gt;0&quot;)" office:value-type="float" office:value="548" calcext:value-type="float">
            <text:p>548.0</text:p>
          </table:table-cell>
          <table:table-cell table:style-name="ce37" table:formula="of:=AVERAGEIF([.I59:.I92];&quot;&gt;0&quot;)" office:value-type="float" office:value="301.666666666667" calcext:value-type="float">
            <text:p>301.7</text:p>
          </table:table-cell>
          <table:table-cell table:style-name="ce37" table:formula="of:=AVERAGEIF([.J59:.J92];&quot;&gt;0&quot;)" office:value-type="float" office:value="528" calcext:value-type="float">
            <text:p>528.0</text:p>
          </table:table-cell>
          <table:table-cell table:style-name="ce37" table:formula="of:=AVERAGEIF([.K59:.K92];&quot;&gt;0&quot;)" office:value-type="float" office:value="450" calcext:value-type="float">
            <text:p>450.0</text:p>
          </table:table-cell>
          <table:table-cell table:style-name="ce37" table:formula="of:=AVERAGEIF([.L59:.L92];&quot;&gt;0&quot;)" office:value-type="string" office:string-value="" calcext:value-type="error">
            <text:p>#DIV/0!</text:p>
          </table:table-cell>
          <table:table-cell table:style-name="ce37" table:formula="of:=AVERAGEIF([.M59:.M92];&quot;&gt;0&quot;)" office:value-type="string" office:string-value="" calcext:value-type="error">
            <text:p>#DIV/0!</text:p>
          </table:table-cell>
          <table:table-cell table:style-name="ce37" table:formula="of:=AVERAGEIF([.N59:.N92];&quot;&gt;0&quot;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 office:value-type="string" calcext:value-type="string">
            <text:p>cumulated <text:s/></text:p>
          </table:table-cell>
          <table:table-cell table:style-name="ce37" table:formula="of:=SUM([.$C$41:.C41])" office:value-type="float" office:value="1306.33333333333" calcext:value-type="float">
            <text:p>1306.3</text:p>
          </table:table-cell>
          <table:table-cell table:style-name="ce37" table:formula="of:=SUM([.$C$41:.D41])" office:value-type="float" office:value="2628.69696969697" calcext:value-type="float">
            <text:p>2628.7</text:p>
          </table:table-cell>
          <table:table-cell table:style-name="ce37" table:formula="of:=SUM([.$C$41:.E41])" office:value-type="float" office:value="3694.59696969697" calcext:value-type="float">
            <text:p>3694.6</text:p>
          </table:table-cell>
          <table:table-cell table:style-name="ce37" table:formula="of:=SUM([.$C$41:.F41])" office:value-type="float" office:value="4473.34696969697" calcext:value-type="float">
            <text:p>4473.3</text:p>
          </table:table-cell>
          <table:table-cell table:style-name="ce37" table:formula="of:=SUM([.$C$41:.G41])" office:value-type="float" office:value="5046.1803030303" calcext:value-type="float">
            <text:p>5046.2</text:p>
          </table:table-cell>
          <table:table-cell table:style-name="ce37" table:formula="of:=SUM([.$C$41:.H41])" office:value-type="float" office:value="5594.1803030303" calcext:value-type="float">
            <text:p>5594.2</text:p>
          </table:table-cell>
          <table:table-cell table:style-name="ce37" table:formula="of:=SUM([.$C$41:.I41])" office:value-type="float" office:value="5895.84696969697" calcext:value-type="float">
            <text:p>5895.8</text:p>
          </table:table-cell>
          <table:table-cell table:style-name="ce37" table:formula="of:=SUM([.$C$41:.J41])" office:value-type="float" office:value="6423.84696969697" calcext:value-type="float">
            <text:p>6423.8</text:p>
          </table:table-cell>
          <table:table-cell table:style-name="ce37" table:formula="of:=SUM([.$C$41:.K41])" office:value-type="float" office:value="6873.84696969697" calcext:value-type="float">
            <text:p>6873.8</text:p>
          </table:table-cell>
          <table:table-cell table:style-name="ce37" table:formula="of:=SUM([.$C$41:.L41])" office:value-type="string" office:string-value="" calcext:value-type="error">
            <text:p>#DIV/0!</text:p>
          </table:table-cell>
          <table:table-cell table:style-name="ce37" table:formula="of:=SUM([.$C$41:.M41])" office:value-type="string" office:string-value="" calcext:value-type="error">
            <text:p>#DIV/0!</text:p>
          </table:table-cell>
          <table:table-cell table:style-name="ce37" table:formula="of:=SUM([.$C$41:.N41])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1" office:value-type="string" calcext:value-type="string">
            <text:p>overhead</text:p>
          </table:table-cell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2]-[.$A46]" office:value-type="float" office:value="-5193.66666666667" calcext:value-type="float">
            <text:p>-5193.7</text:p>
          </table:table-cell>
          <table:table-cell table:style-name="ce37" table:formula="of:=[.D$42]-[.$A46]" office:value-type="float" office:value="-3871.30303030303" calcext:value-type="float">
            <text:p>-3871.3</text:p>
          </table:table-cell>
          <table:table-cell table:style-name="ce37" table:formula="of:=[.E$42]-[.$A46]" office:value-type="float" office:value="-2805.40303030303" calcext:value-type="float">
            <text:p>-2805.4</text:p>
          </table:table-cell>
          <table:table-cell table:style-name="ce37" table:formula="of:=[.F$42]-[.$A46]" office:value-type="float" office:value="-2026.65303030303" calcext:value-type="float">
            <text:p>-2026.7</text:p>
          </table:table-cell>
          <table:table-cell table:style-name="ce37" table:formula="of:=[.G$42]-[.$A46]" office:value-type="float" office:value="-1453.8196969697" calcext:value-type="float">
            <text:p>-1453.8</text:p>
          </table:table-cell>
          <table:table-cell table:style-name="ce37" table:formula="of:=[.H$42]-[.$A46]" office:value-type="float" office:value="-905.819696969697" calcext:value-type="float">
            <text:p>-905.8</text:p>
          </table:table-cell>
          <table:table-cell table:style-name="ce37" table:formula="of:=[.I$42]-[.$A46]" office:value-type="float" office:value="-604.15303030303" calcext:value-type="float">
            <text:p>-604.2</text:p>
          </table:table-cell>
          <table:table-cell table:style-name="ce37" table:formula="of:=[.J$42]-[.$A46]" office:value-type="float" office:value="-76.1530303030304" calcext:value-type="float">
            <text:p>-76.2</text:p>
          </table:table-cell>
          <table:table-cell table:style-name="ce37" table:formula="of:=[.K$42]-[.$A46]" office:value-type="float" office:value="373.84696969697" calcext:value-type="float">
            <text:p>373.8</text:p>
          </table:table-cell>
          <table:table-cell table:style-name="ce37" table:formula="of:=[.L$42]-[.$A46]" office:value-type="string" office:string-value="" calcext:value-type="error">
            <text:p>#DIV/0!</text:p>
          </table:table-cell>
          <table:table-cell table:style-name="ce37" table:formula="of:=[.M$42]-[.$A46]" office:value-type="string" office:string-value="" calcext:value-type="error">
            <text:p>#DIV/0!</text:p>
          </table:table-cell>
          <table:table-cell table:style-name="ce37" table:formula="of:=[.N$42]-[.$A46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5" office:value-type="float" office:value="6500" calcext:value-type="float">
            <text:p>6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5]/[.C$37]" office:value-type="float" office:value="-5193.66666666667" calcext:value-type="float">
            <text:p>-5193.7</text:p>
          </table:table-cell>
          <table:table-cell table:style-name="ce37" table:formula="of:=[.D45]/[.D$37]" office:value-type="float" office:value="-1935.65151515152" calcext:value-type="float">
            <text:p>-1935.7</text:p>
          </table:table-cell>
          <table:table-cell table:style-name="ce37" table:formula="of:=[.E45]/[.E$37]" office:value-type="float" office:value="-935.134343434343" calcext:value-type="float">
            <text:p>-935.1</text:p>
          </table:table-cell>
          <table:table-cell table:style-name="ce37" table:formula="of:=[.F45]/[.F$37]" office:value-type="float" office:value="-506.663257575758" calcext:value-type="float">
            <text:p>-506.7</text:p>
          </table:table-cell>
          <table:table-cell table:style-name="ce37" table:formula="of:=[.G45]/[.G$37]" office:value-type="float" office:value="-290.763939393939" calcext:value-type="float">
            <text:p>-290.8</text:p>
          </table:table-cell>
          <table:table-cell table:style-name="ce37" table:formula="of:=[.H45]/[.H$37]" office:value-type="float" office:value="-150.96994949495" calcext:value-type="float">
            <text:p>-151.0</text:p>
          </table:table-cell>
          <table:table-cell table:style-name="ce37" table:formula="of:=[.I45]/[.I$37]" office:value-type="float" office:value="-86.3075757575758" calcext:value-type="float">
            <text:p>-86.3</text:p>
          </table:table-cell>
          <table:table-cell table:style-name="ce37" table:formula="of:=[.J45]/[.J$37]" office:value-type="float" office:value="-9.5191287878788" calcext:value-type="float">
            <text:p>-9.5</text:p>
          </table:table-cell>
          <table:table-cell table:style-name="ce42" table:formula="of:=[.K45]/[.K$37]" office:value-type="float" office:value="41.5385521885522" calcext:value-type="float">
            <text:p>41.5</text:p>
          </table:table-cell>
          <table:table-cell table:style-name="ce42" table:formula="of:=[.L45]/[.L$37]" office:value-type="string" office:string-value="" calcext:value-type="error">
            <text:p>#DIV/0!</text:p>
          </table:table-cell>
          <table:table-cell table:style-name="ce46" table:formula="of:=[.M45]/[.M$37]" office:value-type="string" office:string-value="" calcext:value-type="error">
            <text:p>#DIV/0!</text:p>
          </table:table-cell>
          <table:table-cell table:style-name="ce42" table:formula="of:=[.N45]/[.N$3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2]-[.$A49]" office:value-type="float" office:value="-3693.66666666667" calcext:value-type="float">
            <text:p>-3693.7</text:p>
          </table:table-cell>
          <table:table-cell table:style-name="ce37" table:formula="of:=[.D$42]-[.$A49]" office:value-type="float" office:value="-2371.30303030303" calcext:value-type="float">
            <text:p>-2371.3</text:p>
          </table:table-cell>
          <table:table-cell table:style-name="ce37" table:formula="of:=[.E$42]-[.$A49]" office:value-type="float" office:value="-1305.40303030303" calcext:value-type="float">
            <text:p>-1305.4</text:p>
          </table:table-cell>
          <table:table-cell table:style-name="ce37" table:formula="of:=[.F$42]-[.$A49]" office:value-type="float" office:value="-526.65303030303" calcext:value-type="float">
            <text:p>-526.7</text:p>
          </table:table-cell>
          <table:table-cell table:style-name="ce37" table:formula="of:=[.G$42]-[.$A49]" office:value-type="float" office:value="46.1803030303035" calcext:value-type="float">
            <text:p>46.2</text:p>
          </table:table-cell>
          <table:table-cell table:style-name="ce37" table:formula="of:=[.H$42]-[.$A49]" office:value-type="float" office:value="594.180303030303" calcext:value-type="float">
            <text:p>594.2</text:p>
          </table:table-cell>
          <table:table-cell table:style-name="ce37" table:formula="of:=[.I$42]-[.$A49]" office:value-type="float" office:value="895.84696969697" calcext:value-type="float">
            <text:p>895.8</text:p>
          </table:table-cell>
          <table:table-cell table:style-name="ce37" table:formula="of:=[.J$42]-[.$A49]" office:value-type="float" office:value="1423.84696969697" calcext:value-type="float">
            <text:p>1423.8</text:p>
          </table:table-cell>
          <table:table-cell table:style-name="ce37" table:formula="of:=[.K$42]-[.$A49]" office:value-type="float" office:value="1873.84696969697" calcext:value-type="float">
            <text:p>1873.8</text:p>
          </table:table-cell>
          <table:table-cell table:style-name="ce37" table:formula="of:=[.L$42]-[.$A49]" office:value-type="string" office:string-value="" calcext:value-type="error">
            <text:p>#DIV/0!</text:p>
          </table:table-cell>
          <table:table-cell table:style-name="ce37" table:formula="of:=[.M$42]-[.$A49]" office:value-type="string" office:string-value="" calcext:value-type="error">
            <text:p>#DIV/0!</text:p>
          </table:table-cell>
          <table:table-cell table:style-name="ce37" table:formula="of:=[.N$42]-[.$A49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48]/[.C$37]" office:value-type="float" office:value="-3693.66666666667" calcext:value-type="float">
            <text:p>-3693.7</text:p>
          </table:table-cell>
          <table:table-cell table:style-name="ce37" table:formula="of:=[.D48]/[.D$37]" office:value-type="float" office:value="-1185.65151515152" calcext:value-type="float">
            <text:p>-1185.7</text:p>
          </table:table-cell>
          <table:table-cell table:style-name="ce37" table:formula="of:=[.E48]/[.E$37]" office:value-type="float" office:value="-435.134343434344" calcext:value-type="float">
            <text:p>-435.1</text:p>
          </table:table-cell>
          <table:table-cell table:style-name="ce37" table:formula="of:=[.F48]/[.F$37]" office:value-type="float" office:value="-131.663257575758" calcext:value-type="float">
            <text:p>-131.7</text:p>
          </table:table-cell>
          <table:table-cell table:style-name="ce37" table:formula="of:=[.G48]/[.G$37]" office:value-type="float" office:value="9.23606060606071" calcext:value-type="float">
            <text:p>9.2</text:p>
          </table:table-cell>
          <table:table-cell table:style-name="ce37" table:formula="of:=[.H48]/[.H$37]" office:value-type="float" office:value="99.0300505050504" calcext:value-type="float">
            <text:p>99.0</text:p>
          </table:table-cell>
          <table:table-cell table:style-name="ce42" table:formula="of:=[.I48]/[.I$37]" office:value-type="float" office:value="127.978138528139" calcext:value-type="float">
            <text:p>128.0</text:p>
          </table:table-cell>
          <table:table-cell table:style-name="ce42" table:formula="of:=[.J48]/[.J$37]" office:value-type="float" office:value="177.980871212121" calcext:value-type="float">
            <text:p>178.0</text:p>
          </table:table-cell>
          <table:table-cell table:style-name="ce42" table:formula="of:=[.K48]/[.K$37]" office:value-type="float" office:value="208.205218855219" calcext:value-type="float">
            <text:p>208.2</text:p>
          </table:table-cell>
          <table:table-cell table:style-name="ce42" table:formula="of:=[.L48]/[.L$37]" office:value-type="string" office:string-value="" calcext:value-type="error">
            <text:p>#DIV/0!</text:p>
          </table:table-cell>
          <table:table-cell table:style-name="ce46" table:formula="of:=[.M48]/[.M$37]" office:value-type="string" office:string-value="" calcext:value-type="error">
            <text:p>#DIV/0!</text:p>
          </table:table-cell>
          <table:table-cell table:style-name="ce37" table:formula="of:=[.N48]/[.N$3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10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2]-[.$A52]" office:value-type="float" office:value="-2193.66666666667" calcext:value-type="float">
            <text:p>-2193.7</text:p>
          </table:table-cell>
          <table:table-cell table:style-name="ce37" table:formula="of:=[.D$42]-[.$A52]" office:value-type="float" office:value="-871.303030303031" calcext:value-type="float">
            <text:p>-871.3</text:p>
          </table:table-cell>
          <table:table-cell table:style-name="ce37" table:formula="of:=[.E$42]-[.$A52]" office:value-type="float" office:value="194.59696969697" calcext:value-type="float">
            <text:p>194.6</text:p>
          </table:table-cell>
          <table:table-cell table:style-name="ce37" table:formula="of:=[.F$42]-[.$A52]" office:value-type="float" office:value="973.34696969697" calcext:value-type="float">
            <text:p>973.3</text:p>
          </table:table-cell>
          <table:table-cell table:style-name="ce37" table:formula="of:=[.G$42]-[.$A52]" office:value-type="float" office:value="1546.1803030303" calcext:value-type="float">
            <text:p>1546.2</text:p>
          </table:table-cell>
          <table:table-cell table:style-name="ce37" table:formula="of:=[.H$42]-[.$A52]" office:value-type="float" office:value="2094.1803030303" calcext:value-type="float">
            <text:p>2094.2</text:p>
          </table:table-cell>
          <table:table-cell table:style-name="ce37" table:formula="of:=[.I$42]-[.$A52]" office:value-type="float" office:value="2395.84696969697" calcext:value-type="float">
            <text:p>2395.8</text:p>
          </table:table-cell>
          <table:table-cell table:style-name="ce37" table:formula="of:=[.J$42]-[.$A52]" office:value-type="float" office:value="2923.84696969697" calcext:value-type="float">
            <text:p>2923.8</text:p>
          </table:table-cell>
          <table:table-cell table:style-name="ce37" table:formula="of:=[.K$42]-[.$A52]" office:value-type="float" office:value="3373.84696969697" calcext:value-type="float">
            <text:p>3373.8</text:p>
          </table:table-cell>
          <table:table-cell table:style-name="ce37" table:formula="of:=[.L$42]-[.$A52]" office:value-type="string" office:string-value="" calcext:value-type="error">
            <text:p>#DIV/0!</text:p>
          </table:table-cell>
          <table:table-cell table:style-name="ce37" table:formula="of:=[.M$42]-[.$A52]" office:value-type="string" office:string-value="" calcext:value-type="error">
            <text:p>#DIV/0!</text:p>
          </table:table-cell>
          <table:table-cell table:style-name="ce37" table:formula="of:=[.N$42]-[.$A52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5" office:value-type="float" office:value="3500" calcext:value-type="float">
            <text:p>35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1]/[.C$37]" office:value-type="float" office:value="-2193.66666666667" calcext:value-type="float">
            <text:p>-2193.7</text:p>
          </table:table-cell>
          <table:table-cell table:style-name="ce37" table:formula="of:=[.D51]/[.D$37]" office:value-type="float" office:value="-435.651515151515" calcext:value-type="float">
            <text:p>-435.7</text:p>
          </table:table-cell>
          <table:table-cell table:style-name="ce37" table:formula="of:=[.E51]/[.E$37]" office:value-type="float" office:value="64.8656565656565" calcext:value-type="float">
            <text:p>64.9</text:p>
          </table:table-cell>
          <table:table-cell table:style-name="ce42" table:formula="of:=[.F51]/[.F$37]" office:value-type="float" office:value="243.336742424242" calcext:value-type="float">
            <text:p>243.3</text:p>
          </table:table-cell>
          <table:table-cell table:style-name="ce42" table:formula="of:=[.G51]/[.G$37]" office:value-type="float" office:value="309.236060606061" calcext:value-type="float">
            <text:p>309.2</text:p>
          </table:table-cell>
          <table:table-cell table:style-name="ce37" table:formula="of:=[.H51]/[.H$37]" office:value-type="float" office:value="349.03005050505" calcext:value-type="float">
            <text:p>349.0</text:p>
          </table:table-cell>
          <table:table-cell table:style-name="ce42" table:formula="of:=[.I51]/[.I$37]" office:value-type="float" office:value="342.263852813853" calcext:value-type="float">
            <text:p>342.3</text:p>
          </table:table-cell>
          <table:table-cell table:style-name="ce42" table:formula="of:=[.J51]/[.J$37]" office:value-type="float" office:value="365.480871212121" calcext:value-type="float">
            <text:p>365.5</text:p>
          </table:table-cell>
          <table:table-cell table:style-name="ce42" table:formula="of:=[.K51]/[.K$37]" office:value-type="float" office:value="374.871885521886" calcext:value-type="float">
            <text:p>374.9</text:p>
          </table:table-cell>
          <table:table-cell table:style-name="ce42" table:formula="of:=[.L51]/[.L$37]" office:value-type="string" office:string-value="" calcext:value-type="error">
            <text:p>#DIV/0!</text:p>
          </table:table-cell>
          <table:table-cell table:style-name="ce46" table:formula="of:=[.M51]/[.M$37]" office:value-type="string" office:string-value="" calcext:value-type="error">
            <text:p>#DIV/0!</text:p>
          </table:table-cell>
          <table:table-cell table:style-name="ce37" table:formula="of:=[.N51]/[.N$3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0"/>
          <table:table-cell table:style-name="ce28"/>
          <table:table-cell table:style-name="ce37" table:number-columns-repeated="12"/>
          <table:table-cell table:number-columns-repeated="1010"/>
        </table:table-row>
        <table:table-row table:style-name="ro1">
          <table:table-cell table:style-name="ce12"/>
          <table:table-cell table:style-name="ce28" office:value-type="string" calcext:value-type="string">
            <text:p>cum - overhead</text:p>
          </table:table-cell>
          <table:table-cell table:style-name="ce37" table:formula="of:=[.C$42]-[.$A55]" office:value-type="float" office:value="-693.666666666667" calcext:value-type="float">
            <text:p>-693.7</text:p>
          </table:table-cell>
          <table:table-cell table:style-name="ce37" table:formula="of:=[.D$42]-[.$A55]" office:value-type="float" office:value="628.69696969697" calcext:value-type="float">
            <text:p>628.7</text:p>
          </table:table-cell>
          <table:table-cell table:style-name="ce37" table:formula="of:=[.E$42]-[.$A55]" office:value-type="float" office:value="1694.59696969697" calcext:value-type="float">
            <text:p>1694.6</text:p>
          </table:table-cell>
          <table:table-cell table:style-name="ce37" table:formula="of:=[.F$42]-[.$A55]" office:value-type="float" office:value="2473.34696969697" calcext:value-type="float">
            <text:p>2473.3</text:p>
          </table:table-cell>
          <table:table-cell table:style-name="ce37" table:formula="of:=[.G$42]-[.$A55]" office:value-type="float" office:value="3046.1803030303" calcext:value-type="float">
            <text:p>3046.2</text:p>
          </table:table-cell>
          <table:table-cell table:style-name="ce37" table:formula="of:=[.H$42]-[.$A55]" office:value-type="float" office:value="3594.1803030303" calcext:value-type="float">
            <text:p>3594.2</text:p>
          </table:table-cell>
          <table:table-cell table:style-name="ce37" table:formula="of:=[.I$42]-[.$A55]" office:value-type="float" office:value="3895.84696969697" calcext:value-type="float">
            <text:p>3895.8</text:p>
          </table:table-cell>
          <table:table-cell table:style-name="ce37" table:formula="of:=[.J$42]-[.$A55]" office:value-type="float" office:value="4423.84696969697" calcext:value-type="float">
            <text:p>4423.8</text:p>
          </table:table-cell>
          <table:table-cell table:style-name="ce37" table:formula="of:=[.K$42]-[.$A55]" office:value-type="float" office:value="4873.84696969697" calcext:value-type="float">
            <text:p>4873.8</text:p>
          </table:table-cell>
          <table:table-cell table:style-name="ce37" table:formula="of:=[.L$42]-[.$A55]" office:value-type="string" office:string-value="" calcext:value-type="error">
            <text:p>#DIV/0!</text:p>
          </table:table-cell>
          <table:table-cell table:style-name="ce37" table:formula="of:=[.M$42]-[.$A55]" office:value-type="string" office:string-value="" calcext:value-type="error">
            <text:p>#DIV/0!</text:p>
          </table:table-cell>
          <table:table-cell table:style-name="ce37" table:formula="of:=[.N$42]-[.$A5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29" office:value-type="string" calcext:value-type="string">
            <text:p>saldo</text:p>
          </table:table-cell>
          <table:table-cell table:style-name="ce37" table:formula="of:=[.C54]/[.C$37]" office:value-type="float" office:value="-693.666666666667" calcext:value-type="float">
            <text:p>-693.7</text:p>
          </table:table-cell>
          <table:table-cell table:style-name="ce37" table:formula="of:=[.D54]/[.D$37]" office:value-type="float" office:value="314.348484848485" calcext:value-type="float">
            <text:p>314.3</text:p>
          </table:table-cell>
          <table:table-cell table:style-name="ce42" table:formula="of:=[.E54]/[.E$37]" office:value-type="float" office:value="564.865656565657" calcext:value-type="float">
            <text:p>564.9</text:p>
          </table:table-cell>
          <table:table-cell table:style-name="ce42" table:formula="of:=[.F54]/[.F$37]" office:value-type="float" office:value="618.336742424242" calcext:value-type="float">
            <text:p>618.3</text:p>
          </table:table-cell>
          <table:table-cell table:style-name="ce42" table:formula="of:=[.G54]/[.G$37]" office:value-type="float" office:value="609.236060606061" calcext:value-type="float">
            <text:p>609.2</text:p>
          </table:table-cell>
          <table:table-cell table:style-name="ce42" table:formula="of:=[.H54]/[.H$37]" office:value-type="float" office:value="599.03005050505" calcext:value-type="float">
            <text:p>599.0</text:p>
          </table:table-cell>
          <table:table-cell table:style-name="ce42" table:formula="of:=[.I54]/[.I$37]" office:value-type="float" office:value="556.549567099567" calcext:value-type="float">
            <text:p>556.5</text:p>
          </table:table-cell>
          <table:table-cell table:style-name="ce37" table:formula="of:=[.J54]/[.J$37]" office:value-type="float" office:value="552.980871212121" calcext:value-type="float">
            <text:p>553.0</text:p>
          </table:table-cell>
          <table:table-cell table:style-name="ce46" table:formula="of:=[.K54]/[.K$37]" office:value-type="float" office:value="541.538552188552" calcext:value-type="float">
            <text:p>541.5</text:p>
          </table:table-cell>
          <table:table-cell table:style-name="ce42" table:formula="of:=[.L54]/[.L$37]" office:value-type="string" office:string-value="" calcext:value-type="error">
            <text:p>#DIV/0!</text:p>
          </table:table-cell>
          <table:table-cell table:style-name="ce37" table:formula="of:=[.M54]/[.M$37]" office:value-type="string" office:string-value="" calcext:value-type="error">
            <text:p>#DIV/0!</text:p>
          </table:table-cell>
          <table:table-cell table:style-name="ce37" table:formula="of:=[.N54]/[.N$37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39" table:number-columns-repeated="11"/>
          <table:table-cell table:style-name="ce30"/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6" office:value-type="string" calcext:value-type="string" table:number-columns-spanned="13" table:number-rows-spanned="1">
            <text:p>raw data: emerges per image per day</text:p>
          </table:table-cell>
          <table:covered-table-cell table:number-columns-repeated="12" table:style-name="ce6" office:value-type="string" calcext:value-type="string">
            <text:p>raw data: emerges per image per day</text:p>
          </table:covered-table-cell>
          <table:table-cell table:style-name="ce6"/>
          <table:table-cell table:number-columns-repeated="1010"/>
        </table:table-row>
        <table:table-row table:style-name="ro1">
          <table:table-cell table:style-name="ce17"/>
          <table:table-cell table:style-name="ce30"/>
          <table:table-cell table:style-name="ce40" table:number-columns-repeated="11"/>
          <table:table-cell table:style-name="ce3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7.1_desktop_plasma_systemd-j3-20210606-19</text:p>
          </table:table-cell>
          <table:table-cell office:value-type="float" office:value="966" calcext:value-type="float">
            <text:p>966</text:p>
          </table:table-cell>
          <table:table-cell office:value-type="float" office:value="1106" calcext:value-type="float">
            <text:p>1106</text:p>
          </table:table-cell>
          <table:table-cell office:value-type="float" office:value="1001" calcext:value-type="float">
            <text:p>1001</text:p>
          </table:table-cell>
          <table:table-cell office:value-type="float" office:value="660" calcext:value-type="float">
            <text:p>660</text:p>
          </table:table-cell>
          <table:table-cell office:value-type="float" office:value="659" calcext:value-type="float">
            <text:p>659</text:p>
          </table:table-cell>
          <table:table-cell office:value-type="float" office:value="530" calcext:value-type="float">
            <text:p>530</text:p>
          </table:table-cell>
          <table:table-cell office:value-type="float" office:value="612" calcext:value-type="float">
            <text:p>612</text:p>
          </table:table-cell>
          <table:table-cell office:value-type="float" office:value="528" calcext:value-type="float">
            <text:p>528</text:p>
          </table:table-cell>
          <table:table-cell office:value-type="float" office:value="450" calcext:value-type="float">
            <text:p>45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7.1_desktop_plasma-j3-20210609-113339</text:p>
          </table:table-cell>
          <table:table-cell office:value-type="float" office:value="819" calcext:value-type="float">
            <text:p>819</text:p>
          </table:table-cell>
          <table:table-cell office:value-type="float" office:value="856" calcext:value-type="float">
            <text:p>856</text:p>
          </table:table-cell>
          <table:table-cell office:value-type="float" office:value="789" calcext:value-type="float">
            <text:p>789</text:p>
          </table:table-cell>
          <table:table-cell office:value-type="float" office:value="653" calcext:value-type="float">
            <text:p>653</text:p>
          </table:table-cell>
          <table:table-cell office:value-type="float" office:value="704" calcext:value-type="float">
            <text:p>704</text:p>
          </table:table-cell>
          <table:table-cell office:value-type="float" office:value="568" calcext:value-type="float">
            <text:p>568</text:p>
          </table:table-cell>
          <table:table-cell office:value-type="float" office:value="144" calcext:value-type="float">
            <text:p>1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desktop_gnome-j3-20210609-114704</text:p>
          </table:table-cell>
          <table:table-cell office:value-type="float" office:value="950" calcext:value-type="float">
            <text:p>950</text:p>
          </table:table-cell>
          <table:table-cell office:value-type="float" office:value="1007" calcext:value-type="float">
            <text:p>1007</text:p>
          </table:table-cell>
          <table:table-cell office:value-type="float" office:value="737" calcext:value-type="float">
            <text:p>737</text:p>
          </table:table-cell>
          <table:table-cell office:value-type="float" office:value="665" calcext:value-type="float">
            <text:p>665</text:p>
          </table:table-cell>
          <table:table-cell office:value-type="float" office:value="637" calcext:value-type="float">
            <text:p>637</text:p>
          </table:table-cell>
          <table:table-cell office:value-type="float" office:value="546" calcext:value-type="float">
            <text:p>546</text:p>
          </table:table-cell>
          <table:table-cell office:value-type="float" office:value="149" calcext:value-type="float">
            <text:p>1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7.1_desktop_systemd-j3-20210610-203140</text:p>
          </table:table-cell>
          <table:table-cell office:value-type="float" office:value="1348" calcext:value-type="float">
            <text:p>1348</text:p>
          </table:table-cell>
          <table:table-cell office:value-type="float" office:value="1535" calcext:value-type="float">
            <text:p>1535</text:p>
          </table:table-cell>
          <table:table-cell office:value-type="float" office:value="1311" calcext:value-type="float">
            <text:p>1311</text:p>
          </table:table-cell>
          <table:table-cell office:value-type="float" office:value="1139" calcext:value-type="float">
            <text:p>1139</text:p>
          </table:table-cell>
          <table:table-cell office:value-type="float" office:value="865" calcext:value-type="float">
            <text:p>86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developer-j3-20210611-101229</text:p>
          </table:table-cell>
          <table:table-cell office:value-type="float" office:value="1199" calcext:value-type="float">
            <text:p>1199</text:p>
          </table:table-cell>
          <table:table-cell office:value-type="float" office:value="1715" calcext:value-type="float">
            <text:p>1715</text:p>
          </table:table-cell>
          <table:table-cell office:value-type="float" office:value="1488" calcext:value-type="float">
            <text:p>1488</text:p>
          </table:table-cell>
          <table:table-cell office:value-type="float" office:value="1011" calcext:value-type="float">
            <text:p>1011</text:p>
          </table:table-cell>
          <table:table-cell office:value-type="float" office:value="328" calcext:value-type="float">
            <text:p>3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systemd-j3-20210611-120458</text:p>
          </table:table-cell>
          <table:table-cell office:value-type="float" office:value="1551" calcext:value-type="float">
            <text:p>1551</text:p>
          </table:table-cell>
          <table:table-cell office:value-type="float" office:value="1756" calcext:value-type="float">
            <text:p>1756</text:p>
          </table:table-cell>
          <table:table-cell office:value-type="float" office:value="1370" calcext:value-type="float">
            <text:p>1370</text:p>
          </table:table-cell>
          <table:table-cell office:value-type="float" office:value="1030" calcext:value-type="float">
            <text:p>1030</text:p>
          </table:table-cell>
          <table:table-cell office:value-type="float" office:value="244" calcext:value-type="float">
            <text:p>2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7.1_hardened-j3-20210611-231351</text:p>
          </table:table-cell>
          <table:table-cell office:value-type="float" office:value="1615" calcext:value-type="float">
            <text:p>1615</text:p>
          </table:table-cell>
          <table:table-cell office:value-type="float" office:value="1856" calcext:value-type="float">
            <text:p>1856</text:p>
          </table:table-cell>
          <table:table-cell office:value-type="float" office:value="1285" calcext:value-type="float">
            <text:p>1285</text:p>
          </table:table-cell>
          <table:table-cell office:value-type="float" office:value="828" calcext:value-type="float">
            <text:p>8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.1_desktop_gnome_systemd-j3-20210612-125</text:p>
          </table:table-cell>
          <table:table-cell office:value-type="float" office:value="1337" calcext:value-type="float">
            <text:p>1337</text:p>
          </table:table-cell>
          <table:table-cell office:value-type="float" office:value="1755" calcext:value-type="float">
            <text:p>1755</text:p>
          </table:table-cell>
          <table:table-cell office:value-type="float" office:value="1227" calcext:value-type="float">
            <text:p>1227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.1_no_multilib-j3_debug-20210612-210859</text:p>
          </table:table-cell>
          <table:table-cell office:value-type="float" office:value="2007" calcext:value-type="float">
            <text:p>2007</text:p>
          </table:table-cell>
          <table:table-cell office:value-type="float" office:value="1404" calcext:value-type="float">
            <text:p>1404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_no_multilib_hardened-j3-20210613-1435</text:p>
          </table:table-cell>
          <table:table-cell office:value-type="float" office:value="1865" calcext:value-type="float">
            <text:p>1865</text:p>
          </table:table-cell>
          <table:table-cell office:value-type="float" office:value="1502" calcext:value-type="float">
            <text:p>1502</text:p>
          </table:table-cell>
          <table:table-cell office:value-type="float" office:value="178" calcext:value-type="float">
            <text:p>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7.1-j3_debug-20210614-193948</text:p>
          </table:table-cell>
          <table:table-cell office:value-type="float" office:value="1707" calcext:value-type="float">
            <text:p>1707</text:p>
          </table:table-cell>
          <table:table-cell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.1_desktop-j3_debug-20210615-091208</text:p>
          </table:table-cell>
          <table:table-cell office:value-type="float" office:value="312" calcext:value-type="float">
            <text:p>312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2" number:min-decimal-places="2" number:min-integer-digits="1"/>
    </number:number-style>
    <number:number-style style:name="N121">
      <style:text-properties fo:color="#ff0000"/>
      <number:text>-</number:text>
      <number:number number:decimal-places="2" number:min-decimal-places="2" number:min-integer-digits="1"/>
      <style:map style:condition="value()&gt;=0" style:apply-style-name="N121P0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number:percentage-style style:name="N12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7:53:18.2767819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ralf Förster</meta:initial-creator>
    <meta:creation-date>2021-05-22T17:20:40.601621047</meta:creation-date>
    <dc:date>2021-06-15T17:54:58.911552110</dc:date>
    <dc:creator>Toralf Förster</dc:creator>
    <meta:editing-duration>PT18H2M30S</meta:editing-duration>
    <meta:editing-cycles>88</meta:editing-cycles>
    <meta:generator>LibreOffice/7.1.3.2$Linux_X86_64 LibreOffice_project/10$Build-2</meta:generator>
    <meta:document-statistic meta:table-count="1" meta:cell-count="2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3P0" style:volatile="true">
      <number:number number:decimal-places="1" number:min-decimal-places="1" number:min-integer-digits="1"/>
    </number:number-style>
    <number:number-style style:name="N123">
      <style:text-properties fo:color="#ff0000"/>
      <number:text>-</number:text>
      <number:number number:decimal-places="1" number:min-decimal-places="1" number:min-integer-digits="1"/>
      <style:map style:condition="value()&gt;=0" style:apply-style-name="N123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2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23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23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967cm" svg:height="14.477cm" xlink:href=".." xlink:type="simple" chart:class="chart:line" chart:style-name="ch1">
        <chart:title svg:x="6.127cm" svg:y="0.424cm" chart:style-name="ch2">
          <text:p>emerges per day wrt dependency overhead
</text:p>
        </chart:title>
        <chart:legend chart:legend-position="end" svg:x="18.882cm" svg:y="6.192cm" style:legend-expansion="high" chart:style-name="ch3"/>
        <chart:plot-area chart:style-name="ch4" table:cell-range-address="Sheet1.A46:Sheet1.A46 Sheet1.C46:Sheet1.N46 Sheet1.A49:Sheet1.A49 Sheet1.C49:Sheet1.N49 Sheet1.A52:Sheet1.A52 Sheet1.C52:Sheet1.N52 Sheet1.A55:Sheet1.A55 Sheet1.C55:Sheet1.N55" chart:data-source-has-labels="column" svg:x="0.663cm" svg:y="1.545cm" svg:width="17.711cm" svg:height="12.695cm">
          <chart:coordinate-region svg:x="2.052cm" svg:y="1.745cm" svg:width="16.135cm" svg:height="12.296cm"/>
          <chart:axis chart:dimension="x" chart:name="primary-x" chart:style-name="ch5">
            <chart:grid chart:style-name="ch6" chart:class="minor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46:Sheet1.N46" chart:label-cell-address="Sheet1.A46:Sheet1.A46" chart:class="chart:line">
            <chart:data-point chart:repeated="12"/>
          </chart:series>
          <chart:series chart:style-name="ch10" chart:values-cell-range-address="Sheet1.C49:Sheet1.N49" chart:label-cell-address="Sheet1.A49:Sheet1.A49" chart:class="chart:line">
            <chart:data-point chart:repeated="12"/>
          </chart:series>
          <chart:series chart:style-name="ch11" chart:values-cell-range-address="Sheet1.C52:Sheet1.N52" chart:label-cell-address="Sheet1.A52:Sheet1.A52" chart:class="chart:line">
            <chart:data-point chart:repeated="12"/>
          </chart:series>
          <chart:series chart:style-name="ch12" chart:values-cell-range-address="Sheet1.C55:Sheet1.N55" chart:label-cell-address="Sheet1.A55:Sheet1.A55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6500</text:p>
                <draw:g>
                  <svg:desc>Sheet1.A46:Sheet1.A46</svg:desc>
                </draw:g>
              </table:table-cell>
              <table:table-cell office:value-type="float" office:value="-5193.66666666667">
                <text:p>-5193.66666666667</text:p>
                <draw:g>
                  <svg:desc>Sheet1.C46:Sheet1.N46</svg:desc>
                </draw:g>
              </table:table-cell>
              <table:table-cell office:value-type="float" office:value="-1935.65151515152">
                <text:p>-1935.65151515152</text:p>
              </table:table-cell>
              <table:table-cell office:value-type="float" office:value="-935.134343434343">
                <text:p>-935.134343434343</text:p>
              </table:table-cell>
              <table:table-cell office:value-type="float" office:value="-506.663257575758">
                <text:p>-506.663257575758</text:p>
              </table:table-cell>
              <table:table-cell office:value-type="float" office:value="-290.763939393939">
                <text:p>-290.763939393939</text:p>
              </table:table-cell>
              <table:table-cell office:value-type="float" office:value="-150.96994949495">
                <text:p>-150.96994949495</text:p>
              </table:table-cell>
              <table:table-cell office:value-type="float" office:value="-86.3075757575758">
                <text:p>-86.3075757575758</text:p>
              </table:table-cell>
              <table:table-cell office:value-type="float" office:value="-9.5191287878788">
                <text:p>-9.5191287878788</text:p>
              </table:table-cell>
              <table:table-cell office:value-type="float" office:value="41.5385521885522">
                <text:p>41.5385521885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0</text:p>
                <draw:g>
                  <svg:desc>Sheet1.A49:Sheet1.A49</svg:desc>
                </draw:g>
              </table:table-cell>
              <table:table-cell office:value-type="float" office:value="-3693.66666666667">
                <text:p>-3693.66666666667</text:p>
                <draw:g>
                  <svg:desc>Sheet1.C49:Sheet1.N49</svg:desc>
                </draw:g>
              </table:table-cell>
              <table:table-cell office:value-type="float" office:value="-1185.65151515152">
                <text:p>-1185.65151515152</text:p>
              </table:table-cell>
              <table:table-cell office:value-type="float" office:value="-435.134343434344">
                <text:p>-435.134343434344</text:p>
              </table:table-cell>
              <table:table-cell office:value-type="float" office:value="-131.663257575758">
                <text:p>-131.663257575758</text:p>
              </table:table-cell>
              <table:table-cell office:value-type="float" office:value="9.23606060606071">
                <text:p>9.23606060606071</text:p>
              </table:table-cell>
              <table:table-cell office:value-type="float" office:value="99.0300505050504">
                <text:p>99.0300505050504</text:p>
              </table:table-cell>
              <table:table-cell office:value-type="float" office:value="127.978138528139">
                <text:p>127.978138528139</text:p>
              </table:table-cell>
              <table:table-cell office:value-type="float" office:value="177.980871212121">
                <text:p>177.980871212121</text:p>
              </table:table-cell>
              <table:table-cell office:value-type="float" office:value="208.205218855219">
                <text:p>208.205218855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0</text:p>
                <draw:g>
                  <svg:desc>Sheet1.A52:Sheet1.A52</svg:desc>
                </draw:g>
              </table:table-cell>
              <table:table-cell office:value-type="float" office:value="-2193.66666666667">
                <text:p>-2193.66666666667</text:p>
                <draw:g>
                  <svg:desc>Sheet1.C52:Sheet1.N52</svg:desc>
                </draw:g>
              </table:table-cell>
              <table:table-cell office:value-type="float" office:value="-435.651515151515">
                <text:p>-435.651515151515</text:p>
              </table:table-cell>
              <table:table-cell office:value-type="float" office:value="64.8656565656565">
                <text:p>64.8656565656565</text:p>
              </table:table-cell>
              <table:table-cell office:value-type="float" office:value="243.336742424242">
                <text:p>243.336742424242</text:p>
              </table:table-cell>
              <table:table-cell office:value-type="float" office:value="309.236060606061">
                <text:p>309.236060606061</text:p>
              </table:table-cell>
              <table:table-cell office:value-type="float" office:value="349.03005050505">
                <text:p>349.03005050505</text:p>
              </table:table-cell>
              <table:table-cell office:value-type="float" office:value="342.263852813853">
                <text:p>342.263852813853</text:p>
              </table:table-cell>
              <table:table-cell office:value-type="float" office:value="365.480871212121">
                <text:p>365.480871212121</text:p>
              </table:table-cell>
              <table:table-cell office:value-type="float" office:value="374.871885521886">
                <text:p>374.871885521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  <draw:g>
                  <svg:desc>Sheet1.A55:Sheet1.A55</svg:desc>
                </draw:g>
              </table:table-cell>
              <table:table-cell office:value-type="float" office:value="-693.666666666667">
                <text:p>-693.666666666667</text:p>
                <draw:g>
                  <svg:desc>Sheet1.C55:Sheet1.N55</svg:desc>
                </draw:g>
              </table:table-cell>
              <table:table-cell office:value-type="float" office:value="314.348484848485">
                <text:p>314.348484848485</text:p>
              </table:table-cell>
              <table:table-cell office:value-type="float" office:value="564.865656565657">
                <text:p>564.865656565657</text:p>
              </table:table-cell>
              <table:table-cell office:value-type="float" office:value="618.336742424242">
                <text:p>618.336742424242</text:p>
              </table:table-cell>
              <table:table-cell office:value-type="float" office:value="609.236060606061">
                <text:p>609.236060606061</text:p>
              </table:table-cell>
              <table:table-cell office:value-type="float" office:value="599.03005050505">
                <text:p>599.03005050505</text:p>
              </table:table-cell>
              <table:table-cell office:value-type="float" office:value="556.549567099567">
                <text:p>556.549567099567</text:p>
              </table:table-cell>
              <table:table-cell office:value-type="float" office:value="552.980871212121">
                <text:p>552.980871212121</text:p>
              </table:table-cell>
              <table:table-cell office:value-type="float" office:value="541.538552188552">
                <text:p>541.538552188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3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